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-color="#ffffff" draw:textarea-horizontal-align="justify" draw:textarea-vertical-align="middle" draw:auto-grow-height="false" fo:min-height="1.188cm" fo:min-width="4.441cm"/>
    </style:style>
    <style:style style:name="gr2" style:family="graphic" style:parent-style-name="standard">
      <style:graphic-properties svg:stroke-color="#0000cc" draw:fill-color="#ffffff" draw:textarea-horizontal-align="justify" draw:textarea-vertical-align="middle" draw:auto-grow-height="false" fo:min-height="0.559cm" fo:min-width="1.476cm"/>
    </style:style>
    <style:style style:name="gr3" style:family="graphic" style:parent-style-name="standard">
      <style:graphic-properties svg:stroke-color="#0000cc" draw:fill-color="#ffffff" draw:textarea-horizontal-align="justify" draw:textarea-vertical-align="middle" draw:auto-grow-height="false" fo:min-height="1.008cm" fo:min-width="1.6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cc" draw:fill-color="#ffffff" draw:textarea-horizontal-align="justify" draw:textarea-vertical-align="middle" draw:auto-grow-height="false" fo:min-height="0.828cm" fo:min-width="1.65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032cm" svg:x="8.112cm" svg:y="9.128cm">
          <text:p text:style-name="P1"><text:span text:style-name="T1">NETWORK AUTHENT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6.985cm" svg:height="2.032cm" svg:x="15.097cm" svg:y="12.938cm">
          <text:p text:style-name="P1"><text:span text:style-name="T1">NETWORK MANAGER APP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794cm" svg:height="1.143cm" svg:x="14.589cm" svg:y="7.223cm">
          <text:p text:style-name="P1"><text:span text:style-name="T1">802.1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048cm" svg:height="1.778cm" svg:x="21.701cm" svg:y="5.572cm">
          <text:p text:style-name="P1"><text:span text:style-name="T1">USERNAME</text:span></text:p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794cm" svg:height="1.143cm" svg:x="17.637cm" svg:y="6.08cm">
          <text:p text:style-name="P1"><text:span text:style-name="T1">MD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075cm" svg:y1="9.425cm" svg:x2="15.986cm" svg:y2="8.366cm" draw:start-shape="id1" draw:start-glue-point="11" draw:end-shape="id2" draw:end-glue-point="8" svg:d="M14075 9425l1911-1059" svg:viewBox="0 0 1912 1060">
          <text:p/>
        </draw:connector>
        <draw:connector draw:style-name="gr4" draw:text-style-name="P3" draw:layer="layout" draw:type="line" svg:x1="16.974cm" svg:y1="7.39cm" svg:x2="18.046cm" svg:y2="7.056cm" draw:start-shape="id2" draw:start-glue-point="11" draw:end-shape="id3" draw:end-glue-point="7" svg:d="M16974 7390l1072-334" svg:viewBox="0 0 1073 335">
          <text:p/>
        </draw:connector>
        <draw:connector draw:style-name="gr4" draw:text-style-name="P3" draw:layer="layout" draw:type="line" svg:x1="20.431cm" svg:y1="6.652cm" svg:x2="21.701cm" svg:y2="6.461cm" draw:start-shape="id3" draw:start-glue-point="10" draw:end-shape="id4" draw:end-glue-point="6" svg:d="M20431 6652l1270-191" svg:viewBox="0 0 1271 192">
          <text:p/>
        </draw:connector>
        <draw:custom-shape draw:style-name="gr2" draw:text-style-name="P2" xml:id="id5" draw:id="id5" draw:layer="layout" svg:width="2.794cm" svg:height="1.143cm" svg:x="18.145cm" svg:y="8.112cm">
          <text:p text:style-name="P1"><text:span text:style-name="T1">T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7.383cm" svg:y1="7.795cm" svg:x2="18.145cm" svg:y2="8.684cm" draw:start-shape="id2" draw:start-glue-point="10" draw:end-shape="id5" draw:end-glue-point="6" svg:d="M17383 7795l762 889" svg:viewBox="0 0 763 890">
          <text:p/>
        </draw:connector>
        <draw:custom-shape draw:style-name="gr2" draw:text-style-name="P2" xml:id="id7" draw:id="id7" draw:layer="layout" svg:width="2.794cm" svg:height="1.143cm" svg:x="25.384cm" svg:y="9.89cm">
          <text:p text:style-name="P1"><text:span text:style-name="T1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3.048cm" svg:height="1.524cm" svg:x="21.574cm" svg:y="8.747cm">
          <text:p text:style-name="P1"><text:span text:style-name="T1">CLIENT</text:span></text:p>
          <text:p text:style-name="P1"><text:span text:style-name="T1">CERTIF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0.53cm" svg:y1="9.088cm" svg:x2="21.574cm" svg:y2="9.509cm" draw:start-shape="id5" draw:start-glue-point="9" draw:end-shape="id6" svg:d="M20530 9088l1044 421" svg:viewBox="0 0 1045 422">
          <text:p/>
        </draw:connector>
        <draw:connector draw:style-name="gr4" draw:text-style-name="P3" draw:layer="layout" draw:type="line" svg:x1="24.176cm" svg:y1="10.048cm" svg:x2="25.384cm" svg:y2="10.462cm" draw:start-shape="id6" draw:start-glue-point="9" draw:end-shape="id7" draw:end-glue-point="6" svg:d="M24176 10048l1208 414" svg:viewBox="0 0 1209 415">
          <text:p/>
        </draw:connector>
        <draw:connector draw:style-name="gr4" draw:text-style-name="P3" draw:layer="layout" draw:type="line" svg:x1="14.075cm" svg:y1="10.863cm" svg:x2="18.59cm" svg:y2="12.938cm" draw:start-shape="id1" draw:start-glue-point="9" draw:end-shape="id8" draw:end-glue-point="4" svg:d="M14075 10863l4515 2075" svg:viewBox="0 0 4516 20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georgie </meta:initial-creator>
    <meta:creation-date>2017-07-28T19:03:23.240024820</meta:creation-date>
    <dc:date>2017-07-28T19:09:58.320934483</dc:date>
    <dc:creator>pgeorgie </dc:creator>
    <meta:editing-duration>PT6M33S</meta:editing-duration>
    <meta:editing-cycles>4</meta:editing-cycles>
    <meta:generator>LibreOffice/5.0.6.2$Linux_X86_64 LibreOffice_project/00$Build-2</meta:generator>
    <meta:document-statistic meta:object-count="15"/>
  </office:meta>
</office:document-meta>
</file>